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Symmetric_20_Arrow" draw:marker-end-width="0.3cm" draw:fill="none" draw:textarea-vertical-align="middle"/>
    </style:style>
    <style:style style:name="gr2" style:family="graphic" style:parent-style-name="objectwithoutfill">
      <style:graphic-properties draw:marker-start="" draw:marker-end="Symmetric_20_Arrow" draw:marker-end-width="0.3cm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dash" draw:stroke-dash="Ultrafine_20_Dashed" svg:stroke-color="#000000" draw:fill-color="#355269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dash" draw:stroke-dash="Ultrafine_20_Dashed" svg:stroke-color="#000000" draw:fill-color="#ff000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dash" draw:stroke-dash="Ultrafine_20_Dashed" svg:stroke-color="#000000" draw:fill-color="#ff0000" draw:opacity="50%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dash" draw:stroke-dash="Ultrafine_20_Dashed" svg:stroke-color="#000000" draw:fill-color="#355269" draw:opacity="50%" draw:textarea-horizontal-align="justify" draw:textarea-vertical-align="middle" draw:auto-grow-height="false" fo:min-height="0cm" fo:min-width="0cm"/>
    </style:style>
    <style:style style:name="gr8" style:family="graphic" style:parent-style-name="objectwithoutfill">
      <style:graphic-properties draw:stroke="dash" draw:stroke-dash="Fine_20_Dashed" svg:stroke-width="0.028cm" svg:stroke-color="#ed4c05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9" style:family="graphic" style:parent-style-name="standard">
      <style:graphic-properties draw:stroke="dash" draw:stroke-dash="Ultrafine_20_Dashed" svg:stroke-color="#000000" draw:fill-color="#ff0000" draw:opacity="100%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dash" draw:stroke-dash="Ultrafine_20_Dashed" svg:stroke-color="#000000" draw:fill-color="#355269" draw:opacity="100%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draw:fill="none" fo:min-height="0.713cm"/>
    </style:style>
    <style:style style:name="gr12" style:family="graphic" style:parent-style-name="objectwithoutfill">
      <style:graphic-properties svg:stroke-color="#ce181e" draw:marker-start="Dimension_20_Lines" draw:marker-end="Dimension_20_Lines" draw:fill="none" draw:textarea-vertical-align="middle"/>
    </style:style>
    <style:style style:name="gr13" style:family="graphic" style:parent-style-name="objectwithoutfill">
      <style:graphic-properties svg:stroke-color="#2a6099" draw:marker-start="Dimension_20_Lines" draw:marker-end="Dimension_20_Lines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355269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loext:graphic-properties draw:fill-color="#ff0000" draw:opacity="50%"/>
      <style:paragraph-properties fo:text-align="center"/>
    </style:style>
    <style:style style:name="P5" style:family="paragraph">
      <loext:graphic-properties draw:fill-color="#355269" draw:opacity="50%"/>
      <style:paragraph-properties fo:text-align="center"/>
    </style:style>
    <style:style style:name="P6" style:family="paragraph">
      <loext:graphic-properties draw:fill-color="#ff0000" draw:opacity="100%"/>
      <style:paragraph-properties fo:text-align="center"/>
    </style:style>
    <style:style style:name="P7" style:family="paragraph">
      <loext:graphic-properties draw:fill-color="#355269" draw:opacity="100%"/>
      <style:paragraph-properties fo:text-align="center"/>
    </style:style>
    <style:style style:name="P8" style:family="paragraph">
      <loext:graphic-properties draw:fill="none"/>
    </style:style>
  </office:automatic-styles>
  <office:body>
    <office:drawing>
      <draw:page draw:name="page1" draw:style-name="dp1" draw:master-page-name="Standard">
        <draw:line draw:style-name="gr1" draw:text-style-name="P1" draw:layer="layout" svg:x1="1.7cm" svg:y1="11.8cm" svg:x2="1.7cm" svg:y2="7.1cm">
          <text:p/>
        </draw:line>
        <draw:line draw:style-name="gr2" draw:text-style-name="P1" draw:layer="layout" svg:x1="1.7cm" svg:y1="11.8cm" svg:x2="7.9cm" svg:y2="11.8cm">
          <text:p/>
        </draw:line>
        <draw:connector draw:style-name="gr3" draw:text-style-name="P1" xml:id="id1" draw:id="id1" draw:layer="layout" draw:type="curve" draw:line-skew="0.598cm" svg:x1="1.903cm" svg:y1="11.774cm" svg:x2="3.454cm" svg:y2="8.6cm" svg:d="M1903 11774c1598 0 823-3174 1551-3174" svg:viewBox="0 0 1552 3175">
          <text:p/>
        </draw:connector>
        <draw:connector draw:style-name="gr3" draw:text-style-name="P1" draw:layer="layout" draw:type="curve" draw:line-skew="-0.703cm" svg:x1="5.2cm" svg:y1="11.799cm" svg:x2="3.454cm" svg:y2="8.6cm" draw:end-shape="id1" draw:end-glue-point="3" svg:d="M5200 11799c-1987 0-1115-3199-1746-3199" svg:viewBox="0 0 1747 3200">
          <text:p/>
        </draw:connector>
        <draw:custom-shape draw:style-name="gr4" draw:text-style-name="P2" draw:layer="layout" svg:width="0.248cm" svg:height="0.235cm" svg:x="3.3cm" svg:y="8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259cm" svg:height="0.235cm" svg:x="2.741cm" svg:y="10.8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259cm" svg:height="0.235cm" svg:x="4.041cm" svg:y="11.1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259cm" svg:height="0.235cm" svg:x="3.741cm" svg:y="10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59cm" svg:height="0.235cm" svg:x="2.741cm" svg:y="11.6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48cm" svg:height="0.235cm" svg:x="3.3cm" svg:y="11.6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59cm" svg:height="0.235cm" svg:x="3.741cm" svg:y="11.6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59cm" svg:height="0.235cm" svg:x="4cm" svg:y="11.6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259cm" svg:height="0.235cm" svg:x="2.441cm" svg:y="11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59cm" svg:height="0.235cm" svg:x="2.441cm" svg:y="11.6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xml:id="id2" draw:id="id2" draw:layer="layout" draw:type="curve" draw:line-skew="0.598cm" svg:x1="4.503cm" svg:y1="11.775cm" svg:x2="6.054cm" svg:y2="8.601cm" svg:d="M4503 11775c1598 0 823-3174 1551-3174" svg:viewBox="0 0 1552 3175">
          <text:p/>
        </draw:connector>
        <draw:connector draw:style-name="gr3" draw:text-style-name="P1" draw:layer="layout" draw:type="curve" draw:line-skew="-0.703cm" svg:x1="7.8cm" svg:y1="11.8cm" svg:x2="6.054cm" svg:y2="8.601cm" draw:end-shape="id2" draw:end-glue-point="3" svg:d="M7800 11800c-1987 0-1115-3199-1746-3199" svg:viewBox="0 0 1747 3200">
          <text:p/>
        </draw:connector>
        <draw:custom-shape draw:style-name="gr4" draw:text-style-name="P2" draw:layer="layout" svg:width="0.248cm" svg:height="0.235cm" svg:x="6.2cm" svg:y="9.0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48cm" svg:height="0.235cm" svg:x="5.9cm" svg:y="8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48cm" svg:height="0.235cm" svg:x="5.5cm" svg:y="9.6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48cm" svg:height="0.235cm" svg:x="6.3cm" svg:y="9.9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2.1cm" svg:y1="10.4cm" svg:x2="7.7cm" svg:y2="10.3cm">
          <text:p/>
        </draw:line>
        <draw:custom-shape draw:style-name="gr7" draw:text-style-name="P5" draw:layer="layout" svg:width="0.248cm" svg:height="0.235cm" svg:x="5.5cm" svg:y="11.6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48cm" svg:height="0.235cm" svg:x="5.9cm" svg:y="11.6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48cm" svg:height="0.235cm" svg:x="6.3cm" svg:y="11.6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48cm" svg:height="0.235cm" svg:x="6.2cm" svg:y="11.6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.7cm" svg:y1="13.1cm" svg:x2="7.9cm" svg:y2="13.1cm">
          <text:p/>
        </draw:line>
        <draw:custom-shape draw:style-name="gr9" draw:text-style-name="P6" draw:layer="layout" svg:width="0.259cm" svg:height="0.235cm" svg:x="2.741cm" svg:y="12.9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248cm" svg:height="0.235cm" svg:x="3.3cm" svg:y="12.9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9cm" svg:height="0.235cm" svg:x="3.741cm" svg:y="12.9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9cm" svg:height="0.235cm" svg:x="4cm" svg:y="12.9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9cm" svg:height="0.235cm" svg:x="2.441cm" svg:y="12.9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248cm" svg:height="0.235cm" svg:x="5.5cm" svg:y="12.9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248cm" svg:height="0.235cm" svg:x="5.9cm" svg:y="12.9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248cm" svg:height="0.235cm" svg:x="6.3cm" svg:y="12.9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248cm" svg:height="0.235cm" svg:x="6.2cm" svg:y="12.9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3cm" svg:y1="12.4cm" svg:x2="3cm" svg:y2="13.9cm">
          <text:p/>
        </draw:line>
        <draw:line draw:style-name="gr8" draw:text-style-name="P1" draw:layer="layout" svg:x1="3.7cm" svg:y1="12.4cm" svg:x2="3.7cm" svg:y2="13.9cm">
          <text:p/>
        </draw:line>
        <draw:line draw:style-name="gr8" draw:text-style-name="P1" draw:layer="layout" svg:x1="4.9cm" svg:y1="12.4cm" svg:x2="4.9cm" svg:y2="13.9cm">
          <text:p/>
        </draw:line>
        <draw:frame draw:style-name="gr11" draw:text-style-name="P8" draw:layer="layout" svg:width="0.502cm" svg:height="0.963cm" svg:x="1.968cm" svg:y="17.613cm">
          <draw:text-box>
            <text:p/>
          </draw:text-box>
        </draw:frame>
        <draw:line draw:style-name="gr12" draw:text-style-name="P1" draw:layer="layout" svg:x1="3cm" svg:y1="14cm" svg:x2="1.6cm" svg:y2="14cm">
          <text:p/>
        </draw:line>
        <draw:line draw:style-name="gr12" draw:text-style-name="P1" draw:layer="layout" svg:x1="4.9cm" svg:y1="14cm" svg:x2="3.7cm" svg:y2="14cm">
          <text:p/>
        </draw:line>
        <draw:line draw:style-name="gr13" draw:text-style-name="P1" draw:layer="layout" svg:x1="7.9cm" svg:y1="14cm" svg:x2="4.9cm" svg:y2="14cm">
          <text:p/>
        </draw:line>
        <draw:line draw:style-name="gr13" draw:text-style-name="P1" draw:layer="layout" svg:x1="3.7cm" svg:y1="14cm" svg:x2="3cm" svg:y2="1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19T15:38:13.037000000</meta:creation-date>
    <dc:date>2021-04-28T18:28:54.050000000</dc:date>
    <meta:editing-duration>PT27M11S</meta:editing-duration>
    <meta:editing-cycles>8</meta:editing-cycles>
    <meta:generator>LibreOffice/6.1.0.3$Windows_X86_64 LibreOffice_project/efb621ed25068d70781dc026f7e9c5187a4decd1</meta:generator>
    <meta:document-statistic meta:object-count="43"/>
  </office:meta>
</office:document-meta>
</file>